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373cm"/>
    </style:style>
    <style:style style:name="Table1.B" style:family="table-column">
      <style:table-column-properties style:column-width="6.558cm"/>
    </style:style>
    <style:style style:name="Table1.C" style:family="table-column">
      <style:table-column-properties style:column-width="7.07cm"/>
    </style:style>
    <style:style style:name="Table1.A1" style:family="table-cell">
      <style:table-cell-properties style:vertical-align="middle" fo:padding="0.049cm" fo:border="none"/>
    </style:style>
    <style:style style:name="P1" style:family="paragraph" style:parent-style-name="Standard">
      <style:text-properties fo:font-weight="bold" officeooo:rsid="00173313" officeooo:paragraph-rsid="00173313" style:font-weight-asian="bold" style:font-weight-complex="bold"/>
    </style:style>
    <style:style style:name="P2" style:family="paragraph" style:parent-style-name="Standard">
      <style:text-properties fo:font-weight="bold" officeooo:rsid="00173313" officeooo:paragraph-rsid="00189b04" style:font-weight-asian="bold" style:font-weight-complex="bold"/>
    </style:style>
    <style:style style:name="P3" style:family="paragraph" style:parent-style-name="Standard">
      <style:text-properties fo:font-weight="bold" officeooo:rsid="00189b04" officeooo:paragraph-rsid="00189b04" style:font-weight-asian="bold" style:font-weight-complex="bold"/>
    </style:style>
    <style:style style:name="P4" style:family="paragraph" style:parent-style-name="Standard">
      <style:text-properties fo:font-weight="bold" officeooo:rsid="001be3ae" officeooo:paragraph-rsid="001be3ae" style:font-weight-asian="bold" style:font-weight-complex="bold"/>
    </style:style>
    <style:style style:name="P5" style:family="paragraph" style:parent-style-name="Standard">
      <style:text-properties fo:font-weight="normal" officeooo:rsid="001be3ae" officeooo:paragraph-rsid="001be3ae" style:font-weight-asian="normal" style:font-weight-complex="normal"/>
    </style:style>
    <style:style style:name="P6" style:family="paragraph" style:parent-style-name="Standard">
      <style:paragraph-properties fo:margin-top="0cm" fo:margin-bottom="0.499cm" style:contextual-spacing="false"/>
    </style:style>
    <style:style style:name="P7" style:family="paragraph" style:parent-style-name="Text_20_body">
      <style:text-properties fo:font-weight="bold"/>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bold" officeooo:rsid="00189b04" officeooo:paragraph-rsid="00189b04" style:font-weight-asian="bold" style:font-weight-complex="bold"/>
    </style:style>
    <style:style style:name="P10" style:family="paragraph" style:parent-style-name="Text_20_body">
      <style:text-properties fo:font-weight="bold" officeooo:rsid="001be3ae" officeooo:paragraph-rsid="001be3ae" style:font-weight-asian="bold" style:font-weight-complex="bold"/>
    </style:style>
    <style:style style:name="P11" style:family="paragraph" style:parent-style-name="Text_20_body">
      <style:text-properties fo:font-weight="bold" officeooo:rsid="001d88e3" officeooo:paragraph-rsid="001d88e3" style:font-weight-asian="bold" style:font-weight-complex="bold"/>
    </style:style>
    <style:style style:name="P12" style:family="paragraph" style:parent-style-name="Text_20_body">
      <style:text-properties fo:font-weight="bold" officeooo:rsid="001e6f42" officeooo:paragraph-rsid="001e6f42" style:font-weight-asian="bold" style:font-weight-complex="bold"/>
    </style:style>
    <style:style style:name="P13" style:family="paragraph" style:parent-style-name="Text_20_body">
      <style:text-properties fo:font-weight="bold" officeooo:rsid="001be3ae" officeooo:paragraph-rsid="001be3ae" style:font-weight-asian="normal" style:font-weight-complex="normal"/>
    </style:style>
    <style:style style:name="P14" style:family="paragraph" style:parent-style-name="Text_20_body" style:list-style-name="L2"/>
    <style:style style:name="P15" style:family="paragraph" style:parent-style-name="Text_20_body">
      <style:text-properties fo:font-weight="normal" officeooo:rsid="001be3ae" officeooo:paragraph-rsid="001be3ae" style:font-weight-asian="normal" style:font-weight-complex="normal"/>
    </style:style>
    <style:style style:name="P16" style:family="paragraph" style:parent-style-name="Text_20_body">
      <style:text-properties fo:font-weight="normal" officeooo:rsid="001e6f42" officeooo:paragraph-rsid="001e6f42" style:font-weight-asian="normal" style:font-weight-complex="normal"/>
    </style:style>
    <style:style style:name="P17" style:family="paragraph" style:parent-style-name="Text_20_body" style:list-style-name="L6"/>
    <style:style style:name="P18" style:family="paragraph" style:parent-style-name="Text_20_body">
      <style:text-properties officeooo:paragraph-rsid="001d88e3"/>
    </style:style>
    <style:style style:name="P19" style:family="paragraph" style:parent-style-name="Text_20_body" style:list-style-name="L2">
      <style:paragraph-properties fo:margin-top="0cm" fo:margin-bottom="0cm" style:contextual-spacing="false"/>
    </style:style>
    <style:style style:name="P20" style:family="paragraph" style:parent-style-name="Text_20_body" style:list-style-name="L2">
      <style:paragraph-properties fo:margin-top="0cm" fo:margin-bottom="0cm" style:contextual-spacing="false"/>
      <style:text-properties officeooo:paragraph-rsid="001a1450"/>
    </style:style>
    <style:style style:name="P21" style:family="paragraph" style:parent-style-name="Text_20_body" style:list-style-name="L6">
      <style:paragraph-properties fo:margin-top="0cm" fo:margin-bottom="0cm" style:contextual-spacing="false"/>
    </style:style>
    <style:style style:name="P22" style:family="paragraph" style:parent-style-name="Heading_20_3">
      <style:text-properties fo:font-weight="bold" officeooo:rsid="00189b04" officeooo:paragraph-rsid="00189b04" style:font-weight-asian="bold" style:font-weight-complex="bold"/>
    </style:style>
    <style:style style:name="P23" style:family="paragraph" style:parent-style-name="Preformatted_20_Text">
      <style:paragraph-properties fo:margin-top="0cm" fo:margin-bottom="0.499cm" style:contextual-spacing="false"/>
    </style:style>
    <style:style style:name="P24" style:family="paragraph" style:parent-style-name="Preformatted_20_Text">
      <style:paragraph-properties fo:margin-top="0cm" fo:margin-bottom="0.499cm" style:contextual-spacing="false"/>
      <style:text-properties officeooo:paragraph-rsid="001be3ae"/>
    </style:style>
    <style:style style:name="T1" style:family="text">
      <style:text-properties fo:font-weight="normal" officeooo:rsid="00189b04" style:font-weight-asian="normal" style:font-weight-complex="normal"/>
    </style:style>
    <style:style style:name="T2" style:family="text">
      <style:text-properties fo:font-weight="normal" officeooo:rsid="001be3ae" style:font-weight-asian="normal" style:font-weight-complex="normal"/>
    </style:style>
    <style:style style:name="T3" style:family="text">
      <style:text-properties fo:font-weight="bold"/>
    </style:style>
    <style:style style:name="T4" style:family="text">
      <style:text-properties fo:font-weight="bold" officeooo:rsid="001d88e3" style:font-weight-asian="bold" style:font-weight-complex="bold"/>
    </style:style>
    <style:style style:name="T5" style:family="text">
      <style:text-properties fo:font-weight="bold" officeooo:rsid="001be3ae" style:font-weight-asian="normal" style:font-weight-complex="normal"/>
    </style:style>
    <style:style style:name="T6" style:family="text">
      <style:text-properties fo:font-weight="bold" officeooo:rsid="001be3ae"/>
    </style:style>
    <style:style style:name="T7" style:family="text">
      <style:text-properties fo:color="#000000"/>
    </style:style>
    <style:style style:name="T8" style:family="text">
      <style:text-properties officeooo:rsid="001a1450"/>
    </style:style>
    <style:style style:name="T9" style:family="text">
      <style:text-properties officeooo:rsid="001be3a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reads:</text:p>
      <text:p text:style-name="P1"/>
      <text:p text:style-name="P1">Why we use threds?</text:p>
      <text:p text:style-name="P2"><text:tab/><text:span text:style-name="T1">We want to perform a multiple operations by using same resources for that we creating a child and parent process for multiple operations we have to create a parent and child process </text:span></text:p>
      <text:p text:style-name="P2"><text:span text:style-name="T1">(no.of pids and no.of parent id's) suppose if no.of zombie processes are created the process table to <text:s/>be filled and <text:s/>because of this reason we do not have a <text:s/>another entry in process table. Thats why we are moving to the Threads. By using threads we can perform multiple operations in single process with single pid.</text:span></text:p>
      <text:p text:style-name="P2"/>
      <text:p text:style-name="P3">Difference between process and Threads</text:p>
      <text:p text:style-name="P3"/>
      <text:p text:style-name="P3"/>
      <table:table table:name="Table1" table:style-name="Table1">
        <table:table-column table:style-name="Table1.A"/>
        <table:table-column table:style-name="Table1.B"/>
        <table:table-column table:style-name="Table1.C"/>
        <table:table-row>
          <table:table-cell table:style-name="Table1.A1" office:value-type="string">
            <text:p text:style-name="Table_20_Heading">Comparison Basis</text:p>
          </table:table-cell>
          <table:table-cell table:style-name="Table1.A1" office:value-type="string">
            <text:p text:style-name="Table_20_Heading">Process</text:p>
          </table:table-cell>
          <table:table-cell table:style-name="Table1.A1" office:value-type="string">
            <text:p text:style-name="Table_20_Heading">Thread</text:p>
          </table:table-cell>
        </table:table-row>
        <table:table-row>
          <table:table-cell table:style-name="Table1.A1" office:value-type="string">
            <text:p text:style-name="Table_20_Contents">Definition</text:p>
          </table:table-cell>
          <table:table-cell table:style-name="Table1.A1" office:value-type="string">
            <text:p text:style-name="Table_20_Contents">A process is a program under execution i.e an active program.</text:p>
          </table:table-cell>
          <table:table-cell table:style-name="Table1.A1" office:value-type="string">
            <text:p text:style-name="Table_20_Contents">A thread is a lightweight process that can be managed independently by a scheduler.</text:p>
          </table:table-cell>
        </table:table-row>
        <table:table-row>
          <table:table-cell table:style-name="Table1.A1" office:value-type="string">
            <text:p text:style-name="Table_20_Contents">Context switching time</text:p>
          </table:table-cell>
          <table:table-cell table:style-name="Table1.A1" office:value-type="string">
            <text:p text:style-name="Table_20_Contents">Processes require more time for context switching as they are more heavy.</text:p>
          </table:table-cell>
          <table:table-cell table:style-name="Table1.A1" office:value-type="string">
            <text:p text:style-name="Table_20_Contents">Threads require less time for context switching as they are lighter than processes.</text:p>
          </table:table-cell>
        </table:table-row>
        <table:table-row>
          <table:table-cell table:style-name="Table1.A1" office:value-type="string">
            <text:p text:style-name="Table_20_Contents">Memory Sharing</text:p>
          </table:table-cell>
          <table:table-cell table:style-name="Table1.A1" office:value-type="string">
            <text:p text:style-name="Table_20_Contents">Processes are totally independent and don’t share memory.</text:p>
          </table:table-cell>
          <table:table-cell table:style-name="Table1.A1" office:value-type="string">
            <text:p text:style-name="Table_20_Contents">A thread may share some memory with its peer threads.</text:p>
          </table:table-cell>
        </table:table-row>
        <table:table-row>
          <table:table-cell table:style-name="Table1.A1" office:value-type="string">
            <text:p text:style-name="Table_20_Contents">Communication</text:p>
          </table:table-cell>
          <table:table-cell table:style-name="Table1.A1" office:value-type="string">
            <text:p text:style-name="Table_20_Contents">Communication between processes requires more time than between threads.</text:p>
          </table:table-cell>
          <table:table-cell table:style-name="Table1.A1" office:value-type="string">
            <text:p text:style-name="Table_20_Contents">Communication between threads requires less time than between processes .</text:p>
          </table:table-cell>
        </table:table-row>
        <table:table-row>
          <table:table-cell table:style-name="Table1.A1" office:value-type="string">
            <text:p text:style-name="Table_20_Contents">Blocked</text:p>
          </table:table-cell>
          <table:table-cell table:style-name="Table1.A1" office:value-type="string">
            <text:p text:style-name="Table_20_Contents">If a process gets blocked, remaining processes can continue execution.</text:p>
          </table:table-cell>
          <table:table-cell table:style-name="Table1.A1" office:value-type="string">
            <text:p text:style-name="Table_20_Contents">If a user level thread gets blocked, all of its peer threads also get blocked.</text:p>
          </table:table-cell>
        </table:table-row>
        <table:table-row>
          <table:table-cell table:style-name="Table1.A1" office:value-type="string">
            <text:p text:style-name="Table_20_Contents">Resource Consumption</text:p>
          </table:table-cell>
          <table:table-cell table:style-name="Table1.A1" office:value-type="string">
            <text:p text:style-name="Table_20_Contents">Processes require more resources than threads.</text:p>
          </table:table-cell>
          <table:table-cell table:style-name="Table1.A1" office:value-type="string">
            <text:p text:style-name="Table_20_Contents">Threads generally need less resources than processes.</text:p>
          </table:table-cell>
        </table:table-row>
        <table:table-row>
          <table:table-cell table:style-name="Table1.A1" office:value-type="string">
            <text:p text:style-name="Table_20_Contents">Dependency</text:p>
          </table:table-cell>
          <table:table-cell table:style-name="Table1.A1" office:value-type="string">
            <text:p text:style-name="Table_20_Contents">Individual processes are independent of each other.</text:p>
          </table:table-cell>
          <table:table-cell table:style-name="Table1.A1" office:value-type="string">
            <text:p text:style-name="Table_20_Contents">Threads are parts of a process and so are dependent.</text:p>
          </table:table-cell>
        </table:table-row>
        <table:table-row>
          <table:table-cell table:style-name="Table1.A1" office:value-type="string">
            <text:p text:style-name="Table_20_Contents">Data and Code sharing</text:p>
          </table:table-cell>
          <table:table-cell table:style-name="Table1.A1" office:value-type="string">
            <text:p text:style-name="Table_20_Contents">Processes have independent data and code segments.</text:p>
          </table:table-cell>
          <table:table-cell table:style-name="Table1.A1" office:value-type="string">
            <text:p text:style-name="Table_20_Contents">A thread shares the data segment, code segment, files etc. with its peer threads.</text:p>
          </table:table-cell>
        </table:table-row>
        <table:table-row>
          <table:table-cell table:style-name="Table1.A1" office:value-type="string">
            <text:p text:style-name="Table_20_Contents">Treatment by OS</text:p>
          </table:table-cell>
          <table:table-cell table:style-name="Table1.A1" office:value-type="string">
            <text:p text:style-name="Table_20_Contents">All the different processes are treated separately by the operating system.</text:p>
          </table:table-cell>
          <table:table-cell table:style-name="Table1.A1" office:value-type="string">
            <text:p text:style-name="Table_20_Contents">All user level peer threads are treated as a single task by the operating system.</text:p>
          </table:table-cell>
        </table:table-row>
        <table:table-row>
          <table:table-cell table:style-name="Table1.A1" office:value-type="string">
            <text:p text:style-name="Table_20_Contents">Time for creation</text:p>
          </table:table-cell>
          <table:table-cell table:style-name="Table1.A1" office:value-type="string">
            <text:p text:style-name="Table_20_Contents">Processes require more time for creation.</text:p>
          </table:table-cell>
          <table:table-cell table:style-name="Table1.A1" office:value-type="string">
            <text:p text:style-name="Table_20_Contents">Threads require less time for creation.</text:p>
          </table:table-cell>
        </table:table-row>
        <table:table-row>
          <table:table-cell table:style-name="Table1.A1" office:value-type="string">
            <text:p text:style-name="Table_20_Contents">Time for termination</text:p>
          </table:table-cell>
          <table:table-cell table:style-name="Table1.A1" office:value-type="string">
            <text:p text:style-name="Table_20_Contents">Processes require more time for termination.</text:p>
          </table:table-cell>
          <table:table-cell table:style-name="Table1.A1" office:value-type="string">
            <text:p text:style-name="Table_20_Contents">Threads require less time for termination.</text:p>
          </table:table-cell>
        </table:table-row>
      </table:table>
      <text:p text:style-name="P3"/>
      <text:h text:style-name="P22" text:outline-level="3"><text:span text:style-name="T7">User threads Vs Kernel Threads</text:span></text:h>
      <text:p text:style-name="Text_20_body"/>
      <text:p text:style-name="Text_20_body">Threads can exist in user space as well as in kernel space.</text:p>
      <text:p text:style-name="Text_20_body">A <text:span text:style-name="Strong_20_Emphasis">user space</text:span> threads are created, controlled and destroyed using user space thread libraries. These threads are not known to kernel and hence kernel is nowhere involved in their processing. These threads follow co-operative multitasking where-in a thread releases CPU on its own wish ie the <text:soft-page-break/>scheduler cannot preempt the thread. Th advantages of user space threads is that the switching between two threads does not involve much overhead and is generally very fast while on the negative side since these threads follow co-operative multitasking so if one thread gets block the whole process gets blocked.</text:p>
      <text:p text:style-name="Text_20_body">A <text:span text:style-name="Strong_20_Emphasis">kernel space</text:span> thread is created, controlled and destroyed by the kernel. For every thread that exists in user space there is a corresponding kernel thread. Since these threads are managed by kernel so they follow preemptive multitasking where-in the scheduler can preempt a thread in execution with a higher priority thread which is ready for execution. The major advantage of kernel threads is that even if one of the thread gets blocked the whole process is not blocked as kernel threads follow preemptive scheduling while on the negative side the context switch is not very fast as compared to user space threads.</text:p>
      <text:p text:style-name="Text_20_body">If we talk of Linux then kernel threads are optimized to such an extent that they are considered better than user space threads and mostly used in all scenarios except where prime requirement is that of cooperative multitasking.</text:p>
      <text:p text:style-name="P3"><text:s/><text:span text:style-name="T8">Thread Basics:</text:span></text:p>
      <text:p text:style-name="P3"/>
      <text:p text:style-name="P9">Thread operations include thread creation, termination, synchronization (joins,blocking), scheduling, data management and process interaction. </text:p>
      <text:list xml:id="list6932979380108770769" text:style-name="L2">
        <text:list-item>
          <text:p text:style-name="P20">A thread does not maintain a list of created threads, nor does it know the thread that created it. </text:p>
        </text:list-item>
        <text:list-item>
          <text:p text:style-name="P19">All threads within a process share the same address space. </text:p>
        </text:list-item>
        <text:list-item>
          <text:p text:style-name="P19">Threads in the same process share: </text:p>
          <text:list>
            <text:list-item>
              <text:p text:style-name="P19">Process instructions </text:p>
            </text:list-item>
            <text:list-item>
              <text:p text:style-name="P19">Most data </text:p>
            </text:list-item>
            <text:list-item>
              <text:p text:style-name="P19">open files (descriptors) </text:p>
            </text:list-item>
            <text:list-item>
              <text:p text:style-name="P19">signals and signal handlers </text:p>
            </text:list-item>
            <text:list-item>
              <text:p text:style-name="P19">current working directory </text:p>
            </text:list-item>
            <text:list-item>
              <text:p text:style-name="P19">User and group id </text:p>
            </text:list-item>
          </text:list>
        </text:list-item>
        <text:list-item>
          <text:p text:style-name="P19">Each thread has a unique: </text:p>
          <text:list>
            <text:list-item>
              <text:p text:style-name="P19">Thread ID </text:p>
            </text:list-item>
            <text:list-item>
              <text:p text:style-name="P19">set of registers, stack pointer </text:p>
            </text:list-item>
            <text:list-item>
              <text:p text:style-name="P19">stack for local variables, return addresses </text:p>
            </text:list-item>
            <text:list-item>
              <text:p text:style-name="P19">signal mask </text:p>
            </text:list-item>
            <text:list-item>
              <text:p text:style-name="P19">priority </text:p>
            </text:list-item>
            <text:list-item>
              <text:p text:style-name="P19">Return value: <text:span text:style-name="Teletype">errno</text:span> </text:p>
            </text:list-item>
          </text:list>
        </text:list-item>
        <text:list-item>
          <text:p text:style-name="P14">pthread functions return "0" if OK. </text:p>
        </text:list-item>
      </text:list>
      <text:p text:style-name="P4"/>
      <text:p text:style-name="P4"/>
      <text:p text:style-name="P4"/>
      <text:p text:style-name="P4"/>
      <text:p text:style-name="P4"/>
      <text:p text:style-name="P4"><text:soft-page-break/></text:p>
      <text:p text:style-name="P4">Example1:</text:p>
      <text:p text:style-name="P5">#include&lt;pthread.h&gt;</text:p>
      <text:p text:style-name="P5">#include&lt;stdio.h&gt;</text:p>
      <text:p text:style-name="P5">#include&lt;stdlib.h&gt;</text:p>
      <text:p text:style-name="P5"></text:p>
      <text:p text:style-name="P5">void * fun1(void *);</text:p>
      <text:p text:style-name="P5">void * fun2(void *);</text:p>
      <text:p text:style-name="P5"></text:p>
      <text:p text:style-name="P5">int main()</text:p>
      <text:p text:style-name="P5">{</text:p>
      <text:p text:style-name="P5"><text:s text:c="8"/>pthread_t thread_id1,thread_id2;</text:p>
      <text:p text:style-name="P5"><text:s text:c="8"/>int ret1,ret2;</text:p>
      <text:p text:style-name="P5"><text:s text:c="8"/>if((ret1=pthread_create(&amp;thread_id1,NULL,fun1,NULL))&lt;0)</text:p>
      <text:p text:style-name="P5"><text:s text:c="8"/>{</text:p>
      <text:p text:style-name="P5"><text:s text:c="16"/>perror("thread1 fails..\n");</text:p>
      <text:p text:style-name="P5"><text:s text:c="16"/>return -1;</text:p>
      <text:p text:style-name="P5"><text:s text:c="8"/>}</text:p>
      <text:p text:style-name="P5"><text:s text:c="8"/>printf("Thread1 created...\n");</text:p>
      <text:p text:style-name="P5">// <text:s text:c="5"/>pthread_join(thread_id1,NULL);</text:p>
      <text:p text:style-name="P5"><text:s text:c="8"/>printf("thread1 completed...\n");</text:p>
      <text:p text:style-name="P5">// <text:s text:c="13"/>sleep(2);</text:p>
      <text:p text:style-name="P5"><text:s text:c="8"/>//pthread_exit(NULL);</text:p>
      <text:p text:style-name="P5"></text:p>
      <text:p text:style-name="P5"><text:s text:c="8"/>if((ret2=pthread_create(&amp;thread_id2,NULL,fun2,NULL))&lt;0)</text:p>
      <text:p text:style-name="P5"><text:s text:c="8"/>{</text:p>
      <text:p text:style-name="P5"><text:s text:c="16"/>perror("thread2 fails..\n");</text:p>
      <text:p text:style-name="P5"><text:s text:c="16"/>return -1;</text:p>
      <text:p text:style-name="P5"><text:s text:c="8"/>}</text:p>
      <text:p text:style-name="P5"><text:s text:c="8"/>printf("Thread2 created...\n");</text:p>
      <text:p text:style-name="P5"></text:p>
      <text:p text:style-name="P5">// <text:s text:c="5"/>pthread_join(thread_id2,NULL);</text:p>
      <text:p text:style-name="P5"><text:s text:c="8"/>printf("thread2 completed...\n");</text:p>
      <text:p text:style-name="P5">// <text:s text:c="5"/>sleep(2);</text:p>
      <text:p text:style-name="P5"><text:s text:c="8"/>pthread_exit(NULL);</text:p>
      <text:p text:style-name="P5">printf("programm end...\n"); <text:s/></text:p>
      <text:p text:style-name="P5"></text:p>
      <text:p text:style-name="P5">}</text:p>
      <text:p text:style-name="P5">void * fun1(void * arg) </text:p>
      <text:p text:style-name="P5">{</text:p>
      <text:p text:style-name="P5"><text:s text:c="8"/>pthread_t id;</text:p>
      <text:p text:style-name="P5"><text:s text:c="8"/>printf("Hello I am Thread1...\n");</text:p>
      <text:p text:style-name="P5"><text:s text:c="8"/>id=pthread_self;</text:p>
      <text:p text:style-name="P5"><text:s text:c="8"/>printf("id1:%lld\n",id);</text:p>
      <text:p text:style-name="P5">} <text:s text:c="2"/></text:p>
      <text:p text:style-name="P5">void * fun2(void * a)</text:p>
      <text:p text:style-name="P5">{ <text:s text:c="2"/></text:p>
      <text:p text:style-name="P5"><text:s text:c="8"/>pthread_t id;</text:p>
      <text:p text:style-name="P5"><text:s text:c="8"/>id=pthread_self;</text:p>
      <text:p text:style-name="P5"><text:s text:c="8"/>printf("Hello I am Thread2...\n");</text:p>
      <text:p text:style-name="P5">"thread2.c" 54L, 977C <text:s text:c="95"/>1,1 <text:s text:c="10"/>Top</text:p>
      <text:p text:style-name="P4"/>
      <text:p text:style-name="P3"><text:soft-page-break/></text:p>
      <text:p text:style-name="P4">compile with gcc filname.c -pthread</text:p>
      <text:p text:style-name="P4"/>
      <text:p text:style-name="P4">Thread Functions:</text:p>
      <text:p text:style-name="P5"><text:span text:style-name="Emphasis"><text:span text:style-name="T3">pthread_exit:</text:span></text:span> used to terminate a thread </text:p>
      <text:p text:style-name="P13">Syntax:</text:p>
      <text:p text:style-name="P24">void pthread_exit(void *retval);</text:p>
      <text:p text:style-name="P24"><text:span text:style-name="Emphasis"><text:span text:style-name="T5">pthread_join:</text:span></text:span><text:span text:style-name="T2"> used to wait for the termination of a thread.</text:span></text:p>
      <text:p text:style-name="P24"><text:span text:style-name="T3">Syntax:</text:span>int pthread_join(pthread_t th, <text:span text:style-name="T9">v</text:span>oid **thread_return);</text:p>
      <text:p text:style-name="P15"><text:span text:style-name="Emphasis"><text:span text:style-name="T3">pthread_self:</text:span></text:span> used to get the thread id of the current thread. </text:p>
      <text:p text:style-name="P7">Syntax:</text:p>
      <text:p text:style-name="P24">pthread_t pthread_self(void);</text:p>
      <text:p text:style-name="P24"><text:span text:style-name="Emphasis"><text:span text:style-name="T3">pthread_equal:</text:span></text:span> compares whether two threads are the same or not. If the two threads are equal, the function returns a non-zero value otherwise zero. </text:p>
      <text:p text:style-name="P24"><text:span text:style-name="T6">S</text:span><text:span text:style-name="T3">yntax:</text:span><text:span text:style-name="T9">i</text:span>nt pthread_equal(pthread_t t1,pthread_t t2);</text:p>
      <text:p text:style-name="P6"><text:span text:style-name="Emphasis"><text:span text:style-name="T3">pthread_cancel:</text:span></text:span> used to send a cancellation request to a thread </text:p>
      <text:p text:style-name="Text_20_body"><text:span text:style-name="T3">Syntax:</text:span>int pthread_cancel(pthread_t thread);</text:p>
      <text:p text:style-name="Standard"><text:span text:style-name="Emphasis"><text:span text:style-name="T3">pthread_detach:</text:span></text:span> used to detach a thread. A detached thread does not require a thread to join on terminating. The resources of the thread are automatically released after terminating if the thread is detached. </text:p>
      <text:p text:style-name="P7">Syntax:</text:p>
      <text:p text:style-name="P23">int pthread_detach(pthread_t thread);</text:p>
      <text:p text:style-name="P10">Thread Synchronization:</text:p>
      <text:p text:style-name="P10">The threads library provides three synchronization mechanisms: </text:p>
      <text:list xml:id="list7030855036717055889" text:style-name="L6">
        <text:list-item>
          <text:p text:style-name="P21">mutexes - Mutual exclusion lock: Block access to variables by other threads. This enforces exclusive access by a thread to a variable or set of variables. </text:p>
        </text:list-item>
        <text:list-item>
          <text:p text:style-name="P21">joins - Make a thread wait till others are complete (terminated). </text:p>
        </text:list-item>
        <text:list-item>
          <text:p text:style-name="P17">condition variables - data type <text:span text:style-name="Teletype">pthread_cond_t</text:span> </text:p>
        </text:list-item>
      </text:list>
      <text:p text:style-name="P11">Mutexes:</text:p>
      <text:p text:style-name="P18"><text:span text:style-name="T4"><text:tab/></text:span>Mutexes are used to prevent data inconsistencies due to race conditions. A race condition often occurs when two or more threads need to perform operations on the same memory area, but the results of computations depends on the order in which these operations are performed. Mutexes are used for serializing shared resources. Anytime a global resource is accessed by more than one thread the resource should have a Mutex associated with it. One can apply a mutex to protect a segment of memory ("critical region") from other threads. Mutexes can be applied only to threads in a single process and do not work between processes as do semaphores. </text:p>
      <text:p text:style-name="P8"><text:soft-page-break/>Example threaded function: </text:p>
      <text:p text:style-name="P16">#include&lt;pthread.h&gt;</text:p>
      <text:p text:style-name="P16">#include&lt;stdio.h&gt;</text:p>
      <text:p text:style-name="P16">#include&lt;stdlib.h&gt;</text:p>
      <text:p text:style-name="P16"></text:p>
      <text:p text:style-name="P16">int c=0;</text:p>
      <text:p text:style-name="P16">pthread_mutex_t mutex;</text:p>
      <text:p text:style-name="P16">void * fun(void *);</text:p>
      <text:p text:style-name="P16">void * fun2(void *);</text:p>
      <text:p text:style-name="P16">void * fun3(void *);</text:p>
      <text:p text:style-name="P16">int main()</text:p>
      <text:p text:style-name="P16">{</text:p>
      <text:p text:style-name="P16"><text:s text:c="8"/>pthread_t id1,id2,id3;</text:p>
      <text:p text:style-name="P16"><text:s text:c="8"/>if(pthread_create(&amp;id1,NULL,fun,NULL)&lt;0)</text:p>
      <text:p text:style-name="P16"><text:s text:c="8"/>{</text:p>
      <text:p text:style-name="P16"><text:s text:c="16"/>perror("Thread fails...");</text:p>
      <text:p text:style-name="P16"><text:s text:c="16"/>return -1;</text:p>
      <text:p text:style-name="P16"><text:s text:c="8"/>}</text:p>
      <text:p text:style-name="P16"><text:s text:c="8"/>//pthread_join(id1,NULL);</text:p>
      <text:p text:style-name="P16"><text:s text:c="8"/>if(pthread_create(&amp;id2,NULL,fun2,NULL)&lt;0)</text:p>
      <text:p text:style-name="P16"><text:s text:c="8"/>{</text:p>
      <text:p text:style-name="P16"><text:s text:c="16"/>perror("Thread2 fails...");</text:p>
      <text:p text:style-name="P16"><text:s text:c="16"/>return -1;</text:p>
      <text:p text:style-name="P16"><text:s text:c="8"/>}</text:p>
      <text:p text:style-name="P16"><text:s text:c="8"/>//pthread_join(id2,NULL);</text:p>
      <text:p text:style-name="P16"><text:s text:c="8"/>if(pthread_create(&amp;id3,NULL,fun3,NULL)&lt;0)</text:p>
      <text:p text:style-name="P16"><text:s text:c="8"/>{</text:p>
      <text:p text:style-name="P16"><text:s text:c="16"/>perror("Thread3 fails...");</text:p>
      <text:p text:style-name="P16"><text:s text:c="16"/>return -1;</text:p>
      <text:p text:style-name="P16"><text:s text:c="8"/>}</text:p>
      <text:p text:style-name="P16"><text:s text:c="8"/>//pthread_join(id3,NULL);</text:p>
      <text:p text:style-name="P16"><text:soft-page-break/></text:p>
      <text:p text:style-name="P16">printf("Bye..\n");</text:p>
      <text:p text:style-name="P16"></text:p>
      <text:p text:style-name="P16">pthread_exit(NULL);</text:p>
      <text:p text:style-name="P16">}</text:p>
      <text:p text:style-name="P16"></text:p>
      <text:p text:style-name="P16">void * fun(void * a)</text:p>
      <text:p text:style-name="P16">{</text:p>
      <text:p text:style-name="P16"><text:s text:c="8"/>//printf("In Thread 1 c is:%d\n",c);</text:p>
      <text:p text:style-name="P16"><text:s text:c="8"/>int i=0;</text:p>
      <text:p text:style-name="P16"><text:s text:c="8"/>pthread_mutex_lock(&amp;mutex);</text:p>
      <text:p text:style-name="P16"><text:s text:c="8"/>while(i&lt;100)</text:p>
      <text:p text:style-name="P16"><text:s text:c="8"/>{</text:p>
      <text:p text:style-name="P16"><text:s text:c="16"/>c++;</text:p>
      <text:p text:style-name="P16"><text:s text:c="16"/>i++;</text:p>
      <text:p text:style-name="P16"><text:s text:c="16"/>printf("Thread1 c is:%d\n",c);</text:p>
      <text:p text:style-name="P16"><text:s text:c="16"/>sleep(3);</text:p>
      <text:p text:style-name="P16"><text:s text:c="8"/>}</text:p>
      <text:p text:style-name="P16"><text:s text:c="8"/>pthread_mutex_unlock(&amp;mutex);</text:p>
      <text:p text:style-name="P16">}</text:p>
      <text:p text:style-name="P16">void * fun2(void * a)</text:p>
      <text:p text:style-name="P16">{</text:p>
      <text:p text:style-name="P16"><text:s/>//printf("In Thread 2 c is:%d\n",c);</text:p>
      <text:p text:style-name="P16"><text:s text:c="7"/>int i=0;</text:p>
      <text:p text:style-name="P16"><text:s text:c="8"/>pthread_mutex_lock(&amp;mutex);</text:p>
      <text:p text:style-name="P16"><text:s text:c="9"/>while(i&lt;100)</text:p>
      <text:p text:style-name="P16"><text:s text:c="8"/>{</text:p>
      <text:p text:style-name="P16"><text:s text:c="16"/>c++;</text:p>
      <text:p text:style-name="P16"><text:s text:c="16"/>i++;</text:p>
      <text:p text:style-name="P16"><text:s text:c="16"/>printf("Thread2 c is:%d\n",c);</text:p>
      <text:p text:style-name="P16"><text:s text:c="16"/>sleep(3);</text:p>
      <text:p text:style-name="P16"><text:soft-page-break/><text:s text:c="8"/>}</text:p>
      <text:p text:style-name="P16"><text:s text:c="8"/>pthread_mutex_unlock(&amp;mutex);</text:p>
      <text:p text:style-name="P16">}</text:p>
      <text:p text:style-name="P16">void * fun3(void * a)</text:p>
      <text:p text:style-name="P16">{</text:p>
      <text:p text:style-name="P16"><text:s text:c="8"/>//printf("In Thread 3 c is:%d\n",c);</text:p>
      <text:p text:style-name="P16"><text:s text:c="8"/>int i=0;</text:p>
      <text:p text:style-name="P16"><text:s text:c="8"/>pthread_mutex_lock(&amp;mutex);</text:p>
      <text:p text:style-name="P16"><text:s text:c="8"/>while(i&lt;100)</text:p>
      <text:p text:style-name="P16"><text:s text:c="8"/>{</text:p>
      <text:p text:style-name="P16"><text:s text:c="16"/>c++;</text:p>
      <text:p text:style-name="P16"><text:s text:c="16"/>i++;</text:p>
      <text:p text:style-name="P16"><text:s text:c="16"/>printf("Thread3 c is:%d\n",c);</text:p>
      <text:p text:style-name="P16"><text:s text:c="16"/>sleep(3);</text:p>
      <text:p text:style-name="P16"><text:s text:c="8"/>}</text:p>
      <text:p text:style-name="P16"><text:s text:c="8"/>pthread_mutex_unlock(&amp;mutex);</text:p>
      <text:p text:style-name="P16">}</text:p>
      <text:p text:style-name="P12">Example2: printing even odd numbers in between 1 and 10</text:p>
      <text:p text:style-name="P16">#include&lt;pthread.h&gt;</text:p>
      <text:p text:style-name="P16">#include&lt;stdio.h&gt;</text:p>
      <text:p text:style-name="P16">#include&lt;stdlib.h&gt;</text:p>
      <text:p text:style-name="P16"></text:p>
      <text:p text:style-name="P16">void * Even(void*);</text:p>
      <text:p text:style-name="P16">void * odd(void *);</text:p>
      <text:p text:style-name="P16"></text:p>
      <text:p text:style-name="P16">int x=1;</text:p>
      <text:p text:style-name="P16">pthread_mutex_t mutex;</text:p>
      <text:p text:style-name="P16">int main()</text:p>
      <text:p text:style-name="P16">{</text:p>
      <text:p text:style-name="P16"><text:s text:c="8"/>pthread_t id1,id2;</text:p>
      <text:p text:style-name="P16"><text:s text:c="8"/>if(pthread_create(&amp;id1,NULL,&amp;Even,NULL)&lt;0)</text:p>
      <text:p text:style-name="P16"><text:soft-page-break/><text:s text:c="8"/>{</text:p>
      <text:p text:style-name="P16"><text:s text:c="16"/>perror("Thread1 fails...");</text:p>
      <text:p text:style-name="P16"><text:s text:c="16"/>return -1;</text:p>
      <text:p text:style-name="P16"><text:s text:c="8"/>}</text:p>
      <text:p text:style-name="P16"><text:s text:c="8"/>if(pthread_create(&amp;id2,NULL,&amp;odd,NULL)&lt;0)</text:p>
      <text:p text:style-name="P16"><text:s text:c="8"/>{</text:p>
      <text:p text:style-name="P16"><text:s text:c="16"/>perror("Thread2 fails...");</text:p>
      <text:p text:style-name="P16"><text:s text:c="16"/>return -1;</text:p>
      <text:p text:style-name="P16"><text:s text:c="8"/>}</text:p>
      <text:p text:style-name="P16">sleep(1);</text:p>
      <text:p text:style-name="P16">//pthread_join(id1,NULL);</text:p>
      <text:p text:style-name="P16">//pthread_join(id2,NULL);</text:p>
      <text:p text:style-name="P16"><text:s text:c="8"/>pthread_exit(NULL);</text:p>
      <text:p text:style-name="P16">}</text:p>
      <text:p text:style-name="P16">void * Even(void * a)</text:p>
      <text:p text:style-name="P16">{</text:p>
      <text:p text:style-name="P16">// <text:s text:c="5"/>pthread_mutex_lock(&amp;mutex);</text:p>
      <text:p text:style-name="P16"><text:s text:c="8"/>while(x&lt;=11)</text:p>
      <text:p text:style-name="P16"><text:s text:c="8"/>{</text:p>
      <text:p text:style-name="P16"><text:s text:c="16"/>if(x%2==0)</text:p>
      <text:p text:style-name="P16"><text:s text:c="16"/>{</text:p>
      <text:p text:style-name="P16"><text:s text:c="24"/>printf("%d is even\n",x);</text:p>
      <text:p text:style-name="P16"><text:s text:c="24"/>x++;</text:p>
      <text:p text:style-name="P16"><text:s text:c="16"/>}</text:p>
      <text:p text:style-name="P16"></text:p>
      <text:p text:style-name="P16"><text:s text:c="16"/>//else</text:p>
      <text:p text:style-name="P16"><text:s text:c="16"/>// <text:s text:c="5"/>pthread_mutex_unlock(&amp;mutex);</text:p>
      <text:p text:style-name="P16"><text:s text:c="16"/>//x++;</text:p>
      <text:p text:style-name="P16"><text:s text:c="8"/>}</text:p>
      <text:p text:style-name="P16">}</text:p>
      <text:p text:style-name="P16">void * odd(void * a)</text:p>
      <text:p text:style-name="P16"><text:soft-page-break/>{</text:p>
      <text:p text:style-name="P16"><text:s text:c="7"/>// pthread_mutex_lock(&amp;mutex);</text:p>
      <text:p text:style-name="P16"><text:s text:c="8"/>while(x&lt;=11)</text:p>
      <text:p text:style-name="P16"><text:s text:c="8"/>{</text:p>
      <text:p text:style-name="P16"><text:s text:c="16"/>if(x%2!=0)</text:p>
      <text:p text:style-name="P16"><text:s text:c="16"/>{</text:p>
      <text:p text:style-name="P16"><text:s text:c="24"/>printf("%d is odd \n",x);</text:p>
      <text:p text:style-name="P16"><text:s text:c="24"/>x++;}</text:p>
      <text:p text:style-name="P16"><text:s text:c="16"/>//else</text:p>
      <text:p text:style-name="P16"><text:s text:c="18"/>// <text:s text:c="5"/>pthread_mutex_unlock(&amp;mutex);</text:p>
      <text:p text:style-name="P16"><text:s text:c="8"/>//x++;</text:p>
      <text:p text:style-name="P16"><text:s text:c="8"/>}</text:p>
      <text:p text:style-name="P16">}</text:p>
      <text:p text:style-name="P16"></text:p>
      <text:p text:style-name="P23"/>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7T12:51:04.206829181</meta:creation-date>
    <dc:date>2020-01-27T17:19:05.930564268</dc:date>
    <meta:editing-duration>PT3H12M30S</meta:editing-duration>
    <meta:editing-cycles>2</meta:editing-cycles>
    <meta:generator>LibreOffice/4.2.8.2$Linux_X86_64 LibreOffice_project/420m0$Build-2</meta:generator>
    <meta:document-statistic meta:table-count="1" meta:image-count="0" meta:object-count="0" meta:page-count="9" meta:paragraph-count="277" meta:word-count="1308" meta:character-count="10559" meta:non-whitespace-character-count="7922"/>
  </office:meta>
</office:document-meta>
</file>